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loext:graphic-properties draw:fill-color="#ffffff"/>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3.473cm" svg:x="0.4cm" svg:y="9.553cm" presentation:class="title" presentation:user-transformed="true">
          <draw:text-box>
            <text:p text:style-name="P1">Chapter 3 – Business Continuity Planning</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lanning for Business Continuity</text:p>
          </draw:text-box>
        </draw:frame>
        <draw:frame presentation:style-name="pr4" draw:layer="layout" svg:width="25.199cm" svg:height="10.717cm" svg:x="1.4cm" svg:y="3.685cm" presentation:class="outline" presentation:user-transformed="true">
          <draw:text-box>
            <text:list text:style-name="L3">
              <text:list-item>
                <text:p>Business Continuity Planning (BCP) invovles assessing the risks to organizational processes and creating policies, plans, and procedures to minimize the impact those risks might have on the organization if they were to occur.</text:p>
              </text:list-item>
              <text:list-item>
                <text:p>Let’s think of scenarios. </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es</text:p>
          </draw:text-box>
        </draw:frame>
        <draw:frame presentation:style-name="pr7" draw:layer="layout" svg:width="25.199cm" svg:height="10.717cm" svg:x="1.4cm" svg:y="3.685cm" presentation:class="outline" presentation:user-transformed="true">
          <draw:text-box>
            <text:list text:style-name="L3">
              <text:list-item>
                <text:p>Business Continuity Planning (BCP)</text:p>
                <text:list>
                  <text:list-item>
                    <text:p>Now</text:p>
                  </text:list-item>
                </text:list>
              </text:list-item>
              <text:list-item>
                <text:p>Disaster Recovery Planning (DRP) </text:p>
                <text:list>
                  <text:list-item>
                    <text:p>Chapter 18</text:p>
                  </text:list-item>
                </text:list>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lanning for Business Continuity</text:p>
          </draw:text-box>
        </draw:frame>
        <draw:frame presentation:style-name="pr7" draw:layer="layout" svg:width="25.199cm" svg:height="10.717cm" svg:x="1.4cm" svg:y="3.685cm" presentation:class="outline" presentation:user-transformed="true">
          <draw:text-box>
            <text:list text:style-name="L3">
              <text:list-item>
                <text:p>Goal is to be quick, calm, and efficient in any emergency</text:p>
              </text:list-item>
              <text:list-item>
                <text:p>Four main elements</text:p>
                <text:list>
                  <text:list-item>
                    <text:p>Project scope and planning </text:p>
                  </text:list-item>
                  <text:list-item>
                    <text:p>Business impact analysis</text:p>
                  </text:list-item>
                  <text:list-item>
                    <text:p>Continuity planning</text:p>
                  </text:list-item>
                  <text:list-item>
                    <text:p>Plan approval and implementation</text:p>
                  </text:list-item>
                </text:list>
              </text:list-item>
            </text:list>
          </draw:text-box>
        </draw:frame>
        <presentation:notes draw:style-name="dp2">
          <draw:page-thumbnail draw:style-name="gr1"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text:p>
          </draw:text-box>
        </draw:frame>
        <draw:frame presentation:style-name="pr7" draw:layer="layout" svg:width="25.199cm" svg:height="10.717cm" svg:x="1.4cm" svg:y="3.685cm" presentation:class="outline" presentation:user-transformed="true">
          <draw:text-box>
            <text:list text:style-name="L3">
              <text:list-item>
                <text:p>Top priority in both BCP and DRP is always <text:span text:style-name="T1">PEOPLE</text:span></text:p>
              </text:list-item>
              <text:list-item>
                <text:p><text:span text:style-name="T2">The primary concern is to get people out of harm’s way, then address IT recovery and restoration issues</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ject Scope and Planning</text:p>
          </draw:text-box>
        </draw:frame>
        <draw:frame presentation:style-name="pr7" draw:layer="layout" svg:width="25.199cm" svg:height="10.717cm" svg:x="1.4cm" svg:y="3.685cm" presentation:class="outline" presentation:user-transformed="true">
          <draw:text-box>
            <text:list text:style-name="L3">
              <text:list-item>
                <text:p>Goals</text:p>
                <text:list>
                  <text:list-item>
                    <text:p>Organizational Review</text:p>
                  </text:list-item>
                  <text:list-item>
                    <text:p>BCP Team Selection</text:p>
                  </text:list-item>
                  <text:list-item>
                    <text:p>Resource Requirements</text:p>
                  </text:list-item>
                  <text:list-item>
                    <text:p>External Dependencies</text:p>
                  </text:list-item>
                </text:list>
              </text:list-item>
              <text:list-item>
                <text:p>Exact process depends on the size and nature of an organizatio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First responsibility</text:p>
                <text:list>
                  <text:list-item>
                    <text:p>Individuals responsible for BCP</text:p>
                  </text:list-item>
                  <text:list-item>
                    <text:p>Identifying all departments and individuals who have a stake in the BCP process</text:p>
                  </text:list-item>
                </text:list>
              </text:list-item>
              <text:list-item>
                <text:p>Two Reasons</text:p>
                <text:list>
                  <text:list-item>
                    <text:p>Help identify potential BCP members</text:p>
                  </text:list-item>
                  <text:list-item>
                    <text:p>Sets reminder of BCP process</text:p>
                  </text:list-item>
                </text:list>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Be sure to account for your HQ and all other locations (physical and cloud)</text:p>
              </text:list-item>
              <text:list-item>
                <text:p>BCP team selection</text:p>
                <text:list>
                  <text:list-item>
                    <text:p>What can go wrong? </text:p>
                  </text:list-item>
                  <text:list-item>
                    <text:p>IT = Security Department</text:p>
                  </text:list-item>
                  <text:list-item>
                    <text:p>Let’s mitigate some of the issues</text:p>
                  </text:list-item>
                </text:list>
              </text:list-item>
            </text:list>
          </draw:text-box>
        </draw:frame>
        <presentation:notes draw:style-name="dp2">
          <draw:page-thumbnail draw:style-name="gr1"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Team Selection</text:p>
          </draw:text-box>
        </draw:frame>
        <draw:frame presentation:style-name="pr7" draw:layer="layout" svg:width="25.199cm" svg:height="10.717cm" svg:x="1.4cm" svg:y="3.685cm" presentation:class="outline" presentation:user-transformed="true">
          <draw:text-box>
            <text:list text:style-name="L3">
              <text:list-item>
                <text:p>A balance is required</text:p>
              </text:list-item>
              <text:list-item>
                <text:p>Different view points and creating a team</text:p>
              </text:list-item>
              <text:list-item>
                <text:p>Three areas for each organization</text:p>
                <text:list>
                  <text:list-item>
                    <text:p>Technical</text:p>
                  </text:list-item>
                  <text:list-item>
                    <text:p>Financial</text:p>
                  </text:list-item>
                  <text:list-item>
                    <text:p>Political Environment</text:p>
                  </text:list-item>
                </text:list>
              </text:list-item>
            </text:list>
          </draw:text-box>
        </draw:frame>
        <presentation:notes draw:style-name="dp2">
          <draw:page-thumbnail draw:style-name="gr1"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Resource Requirements</text:p>
          </draw:text-box>
        </draw:frame>
        <draw:frame presentation:style-name="pr7" draw:layer="layout" svg:width="25.199cm" svg:height="10.717cm" svg:x="1.4cm" svg:y="3.685cm" presentation:class="outline" presentation:user-transformed="true">
          <draw:text-box>
            <text:list text:style-name="L3">
              <text:list-item>
                <text:p>BCP Development</text:p>
              </text:list-item>
              <text:list-item>
                <text:p>BCP Testing, Training, and Maintenance</text:p>
              </text:list-item>
              <text:list-item>
                <text:p>BCP Implementation</text:p>
              </text:list-item>
            </text:list>
          </draw:text-box>
        </draw:frame>
        <presentation:notes draw:style-name="dp2">
          <draw:page-thumbnail draw:style-name="gr1"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al World Scenario</text:p>
          </draw:text-box>
        </draw:frame>
        <draw:frame presentation:style-name="pr7" draw:layer="layout" svg:width="25.199cm" svg:height="10.717cm" svg:x="1.4cm" svg:y="3.685cm" presentation:class="outline" presentation:user-transformed="true">
          <draw:text-box>
            <text:list text:style-name="L3">
              <text:list-item>
                <text:p>Explaining the Benefits of BCP</text:p>
              </text:list-item>
              <text:list-item>
                <text:p>Let’s discuss</text:p>
              </text:list-item>
            </text:list>
          </draw:text-box>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External Dependencies</text:p>
          </draw:text-box>
        </draw:frame>
        <draw:frame presentation:style-name="pr7" draw:layer="layout" svg:width="25.199cm" svg:height="10.717cm" svg:x="1.4cm" svg:y="3.685cm" presentation:class="outline" presentation:user-transformed="true">
          <draw:text-box>
            <text:list text:style-name="L3">
              <text:list-item>
                <text:p>Vendors e.g. SaaS, SLA, etc.</text:p>
                <text:list>
                  <text:list-item>
                    <text:p>SOC 1, 2, and 3</text:p>
                  </text:list-item>
                </text:list>
              </text:list-item>
              <text:list-item>
                <text:p>Legal and Regulatory Requirements</text:p>
                <text:list>
                  <text:list-item>
                    <text:p>Federal, state, and local</text:p>
                  </text:list-item>
                </text:list>
              </text:list-item>
            </text:list>
          </draw:text-box>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2">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ing Priorities</text:p>
          </draw:text-box>
        </draw:frame>
        <draw:frame presentation:style-name="pr7" draw:layer="layout" svg:width="25.199cm" svg:height="10.717cm" svg:x="1.4cm" svg:y="3.685cm" presentation:class="outline" presentation:user-transformed="true">
          <draw:text-box>
            <text:list text:style-name="L3">
              <text:list-item>
                <text:p>Asset Value (AV)</text:p>
              </text:list-item>
              <text:list-item>
                <text:p>Maximum Tolerable Downtime (MTD)</text:p>
              </text:list-item>
              <text:list-item>
                <text:p>Maximum Tolerable Outage (MTO) </text:p>
              </text:list-item>
              <text:list-item>
                <text:p>Recovery Time Objective (RTO)</text:p>
              </text:list-item>
              <text:list-item>
                <text:p>Recovery Point Objective (RPO)</text:p>
              </text:list-item>
            </text:list>
          </draw:text-box>
        </draw:frame>
        <presentation:notes draw:style-name="dp2">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Identification</text:p>
          </draw:text-box>
        </draw:frame>
        <draw:frame presentation:style-name="pr7" draw:layer="layout" svg:width="25.199cm" svg:height="10.717cm" svg:x="1.4cm" svg:y="3.685cm" presentation:class="outline" presentation:user-transformed="true">
          <draw:text-box>
            <text:list text:style-name="L3">
              <text:list-item>
                <text:p>Can you think of any?</text:p>
              </text:list-item>
            </text:list>
          </draw:text-box>
        </draw:frame>
        <presentation:notes draw:style-name="dp2">
          <draw:page-thumbnail draw:style-name="gr1" draw:layer="layout" svg:width="17cm" svg:height="9.56cm" svg:x="2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Likelihood Assessment</text:p>
          </draw:text-box>
        </draw:frame>
        <draw:frame presentation:style-name="pr7" draw:layer="layout" svg:width="25.199cm" svg:height="10.717cm" svg:x="1.4cm" svg:y="3.685cm" presentation:class="outline" presentation:user-transformed="true">
          <draw:text-box>
            <text:list text:style-name="L3">
              <text:list-item>
                <text:p>Will there be a volcano eruption in downtown Chicago? </text:p>
              </text:list-item>
              <text:list-item>
                <text:p>Annualized Rate of Occurrence (ARO) </text:p>
                <text:p/>
              </text:list-item>
            </text:list>
          </draw:text-box>
        </draw:frame>
        <presentation:notes draw:style-name="dp2">
          <draw:page-thumbnail draw:style-name="gr1" draw:layer="layout" svg:width="17cm" svg:height="9.56cm" svg:x="2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mpact Analysis</text:p>
          </draw:text-box>
        </draw:frame>
        <draw:frame presentation:style-name="pr7" draw:layer="layout" svg:width="25.199cm" svg:height="10.717cm" svg:x="1.4cm" svg:y="3.685cm" presentation:class="outline" presentation:user-transformed="true">
          <draw:text-box>
            <text:list text:style-name="L3">
              <text:list-item>
                <text:p>Exposure Factor (EF)</text:p>
              </text:list-item>
              <text:list-item>
                <text:p>Single Loss Expectancy (SLE)</text:p>
              </text:list-item>
              <text:list-item>
                <text:p>SLE = AV * EF</text:p>
              </text:list-item>
              <text:list-item>
                <text:p>Annualized Loss Expectancy (ALE)</text:p>
              </text:list-item>
              <text:list-item>
                <text:p>ALE = SLE * ARO </text:p>
              </text:list-item>
              <text:list-item>
                <text:p>Qualitative vs Quantitative</text:p>
                <text:p/>
              </text:list-item>
            </text:list>
          </draw:text-box>
        </draw:frame>
        <presentation:notes draw:style-name="dp2">
          <draw:page-thumbnail draw:style-name="gr1" draw:layer="layout" svg:width="17cm" svg:height="9.56cm" svg:x="2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source Prioritization</text:p>
          </draw:text-box>
        </draw:frame>
        <draw:frame presentation:style-name="pr7" draw:layer="layout" svg:width="25.199cm" svg:height="10.717cm" svg:x="1.4cm" svg:y="3.685cm" presentation:class="outline" presentation:user-transformed="true">
          <draw:text-box>
            <text:list text:style-name="L3">
              <text:list-item>
                <text:p><text:s/>Quantitative</text:p>
                <text:list>
                  <text:list-item>
                    <text:p>Create a list of all the risk and sort them computing the ALE</text:p>
                  </text:list-item>
                </text:list>
              </text:list-item>
              <text:list-item>
                <text:p>Qualitative</text:p>
                <text:list>
                  <text:list-item>
                    <text:p>Elevating or lowering the priority of risks that already exist on the ALE-sorted quantitative list</text:p>
                  </text:list-item>
                </text:list>
                <text:p/>
              </text:list-item>
            </text:list>
          </draw:text-box>
        </draw:frame>
        <presentation:notes draw:style-name="dp2">
          <draw:page-thumbnail draw:style-name="gr1" draw:layer="layout" svg:width="17cm" svg:height="9.56cm" svg:x="2cm" svg:y="2.5cm" draw:page-number="19" presentation:class="page"/>
          <draw:frame presentation:style-name="pr8" draw:text-style-name="P2"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ontinuity Planning </text:p>
          </draw:text-box>
        </draw:frame>
        <draw:frame presentation:style-name="pr7" draw:layer="layout" svg:width="25.199cm" svg:height="10.717cm" svg:x="1.4cm" svg:y="3.685cm" presentation:class="outline" presentation:user-transformed="true">
          <draw:text-box>
            <text:list text:style-name="L3">
              <text:list-item>
                <text:p><text:s/>Primary subtasks are:</text:p>
                <text:list>
                  <text:list-item>
                    <text:p>Strategy development</text:p>
                  </text:list-item>
                  <text:list-item>
                    <text:p>Provisions and process</text:p>
                  </text:list-item>
                </text:list>
              </text:list-item>
              <text:list-item>
                <text:p>The overall goal is to create a Continuity of Operations Plan (COOP)</text:p>
                <text:p/>
              </text:list-item>
            </text:list>
          </draw:text-box>
        </draw:frame>
        <presentation:notes draw:style-name="dp2">
          <draw:page-thumbnail draw:style-name="gr1" draw:layer="layout" svg:width="17cm" svg:height="9.56cm" svg:x="2cm" svg:y="2.5cm" draw:page-number="20" presentation:class="page"/>
          <draw:frame presentation:style-name="pr8" draw:text-style-name="P2"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trategy Development</text:p>
          </draw:text-box>
        </draw:frame>
        <draw:frame presentation:style-name="pr7" draw:layer="layout" svg:width="25.199cm" svg:height="10.717cm" svg:x="1.4cm" svg:y="3.685cm" presentation:class="outline" presentation:user-transformed="true">
          <draw:text-box>
            <text:list text:style-name="L3">
              <text:list-item>
                <text:p>Bridges the gap between the business impact analysis and the BCP development</text:p>
              </text:list-item>
              <text:list-item>
                <text:p>Determining risks and where to mitigate and the need for those resources then we can move on to the provisions and processes</text:p>
                <text:p/>
              </text:list-item>
            </text:list>
          </draw:text-box>
        </draw:frame>
        <presentation:notes draw:style-name="dp2">
          <draw:page-thumbnail draw:style-name="gr1" draw:layer="layout" svg:width="17cm" svg:height="9.56cm" svg:x="2cm" svg:y="2.5cm" draw:page-number="21" presentation:class="page"/>
          <draw:frame presentation:style-name="pr8" draw:text-style-name="P2"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rovisions and Processes</text:p>
          </draw:text-box>
        </draw:frame>
        <draw:frame presentation:style-name="pr7" draw:layer="layout" svg:width="25.199cm" svg:height="10.717cm" svg:x="1.4cm" svg:y="3.685cm" presentation:class="outline" presentation:user-transformed="true">
          <draw:text-box>
            <text:list text:style-name="L3">
              <text:list-item>
                <text:p>There are three assets a business must protect and that is </text:p>
                <text:list>
                  <text:list-item>
                    <text:p>People</text:p>
                  </text:list-item>
                  <text:list-item>
                    <text:p>Building/facilities</text:p>
                  </text:list-item>
                  <text:list-item>
                    <text:p>Infrastructure</text:p>
                  </text:list-item>
                </text:list>
                <text:p/>
              </text:list-item>
            </text:list>
          </draw:text-box>
        </draw:frame>
        <presentation:notes draw:style-name="dp2">
          <draw:page-thumbnail draw:style-name="gr1" draw:layer="layout" svg:width="17cm" svg:height="9.56cm" svg:x="2cm" svg:y="2.5cm" draw:page-number="22" presentation:class="page"/>
          <draw:frame presentation:style-name="pr8" draw:text-style-name="P2"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eople</text:p>
          </draw:text-box>
        </draw:frame>
        <draw:frame presentation:style-name="pr7" draw:layer="layout" svg:width="25.199cm" svg:height="10.717cm" svg:x="1.4cm" svg:y="3.685cm" presentation:class="outline" presentation:user-transformed="true">
          <draw:text-box>
            <text:list text:style-name="L3">
              <text:list-item>
                <text:p>Poeple are the most valualbe assets of your organizations and you want to make sure they are safe at all cost before, during, and after an emergency</text:p>
              </text:list-item>
              <text:list-item>
                <text:p>The safety of people must always come before the organization's business goals</text:p>
                <text:p/>
              </text:list-item>
            </text:list>
          </draw:text-box>
        </draw:frame>
        <presentation:notes draw:style-name="dp2">
          <draw:page-thumbnail draw:style-name="gr1" draw:layer="layout" svg:width="17cm" svg:height="9.56cm" svg:x="2cm" svg:y="2.5cm" draw:page-number="23" presentation:class="page"/>
          <draw:frame presentation:style-name="pr8" draw:text-style-name="P2"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ilding and Facilities</text:p>
          </draw:text-box>
        </draw:frame>
        <draw:frame presentation:style-name="pr7" draw:layer="layout" svg:width="25.199cm" svg:height="10.717cm" svg:x="1.4cm" svg:y="3.685cm" presentation:class="outline" presentation:user-transformed="true">
          <draw:text-box>
            <text:list text:style-name="L3">
              <text:list-item>
                <text:p>Many buidling need specialized facilities to conduct business operations</text:p>
              </text:list-item>
              <text:list-item>
                <text:p>1. Hardening Provisions</text:p>
                <text:list>
                  <text:list-item>
                    <text:p>Protecting existing facilities</text:p>
                  </text:list-item>
                </text:list>
              </text:list-item>
              <text:list-item>
                <text:p>2. Alternate Sites </text:p>
                <text:list>
                  <text:list-item>
                    <text:p>If it's not feasible then we need to invest in an alternate site under DRP</text:p>
                  </text:list-item>
                </text:list>
                <text:p/>
              </text:list-item>
            </text:list>
          </draw:text-box>
        </draw:frame>
        <presentation:notes draw:style-name="dp2">
          <draw:page-thumbnail draw:style-name="gr1" draw:layer="layout" svg:width="17cm" svg:height="9.56cm" svg:x="2cm" svg:y="2.5cm" draw:page-number="24" presentation:class="page"/>
          <draw:frame presentation:style-name="pr8" draw:text-style-name="P2"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nfrastructure</text:p>
          </draw:text-box>
        </draw:frame>
        <draw:frame presentation:style-name="pr7" draw:layer="layout" svg:width="25.199cm" svg:height="10.717cm" svg:x="1.4cm" svg:y="3.685cm" presentation:class="outline" presentation:user-transformed="true">
          <draw:text-box>
            <text:list text:style-name="L3">
              <text:list-item>
                <text:p>IT backbone of communications and computer systems that process orders, manage the supple chain, handle customer interaction, etc.</text:p>
              </text:list-item>
              <text:list-item>
                <text:p>Physical Hardening System</text:p>
                <text:list>
                  <text:list-item>
                    <text:p>Protective measures introduced</text:p>
                  </text:list-item>
                </text:list>
              </text:list-item>
              <text:list-item>
                <text:p>Alternative System</text:p>
                <text:list>
                  <text:list-item>
                    <text:p>Redundancy</text:p>
                  </text:list-item>
                </text:list>
                <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2"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Plan Approval and Implementation</text:p>
          </draw:text-box>
        </draw:frame>
        <draw:frame presentation:style-name="pr7" draw:layer="layout" svg:width="25.199cm" svg:height="10.717cm" svg:x="1.4cm" svg:y="3.685cm" presentation:class="outline" presentation:user-transformed="true">
          <draw:text-box>
            <text:list text:style-name="L3">
              <text:list-item>
                <text:p>Senior management buy-in is essential to the success of the overall BCP efforts</text:p>
              </text:list-item>
              <text:list-item>
                <text:p>Plan Approval</text:p>
              </text:list-item>
              <text:list-item>
                <text:p>Plan Implementation</text:p>
              </text:list-item>
              <text:list-item>
                <text:p>Communication, Training and Education</text:p>
              </text:list-item>
              <text:list-item>
                <text:p>BCP Documentation</text:p>
                <text:p/>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2"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Documentation</text:p>
          </draw:text-box>
        </draw:frame>
        <draw:frame presentation:style-name="pr7" draw:layer="layout" svg:width="25.199cm" svg:height="10.717cm" svg:x="1.4cm" svg:y="3.685cm" presentation:class="outline" presentation:user-transformed="true">
          <draw:text-box>
            <text:list text:style-name="L3">
              <text:list-item>
                <text:p>Continuity Planning Goals</text:p>
              </text:list-item>
              <text:list-item>
                <text:p>Statement of Importance</text:p>
              </text:list-item>
              <text:list-item>
                <text:p>Statement of Priorities</text:p>
              </text:list-item>
              <text:list-item>
                <text:p>Statement of Organizational Responsibility</text:p>
              </text:list-item>
              <text:list-item>
                <text:p>Statement of Urgency and Timing</text:p>
              </text:list-item>
              <text:list-item>
                <text:p>Risk Assessment</text:p>
                <text:p/>
              </text:list-item>
            </text:list>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2"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Documentation</text:p>
          </draw:text-box>
        </draw:frame>
        <draw:frame presentation:style-name="pr7" draw:layer="layout" svg:width="25.199cm" svg:height="10.717cm" svg:x="1.4cm" svg:y="3.685cm" presentation:class="outline" presentation:user-transformed="true">
          <draw:text-box>
            <text:list text:style-name="L3">
              <text:list-item>
                <text:p>Risk Acceptance/Mitigation</text:p>
              </text:list-item>
              <text:list-item>
                <text:p>Vital Record Program</text:p>
              </text:list-item>
              <text:list-item>
                <text:p>Emergency Response Guidelines </text:p>
              </text:list-item>
              <text:list-item>
                <text:p>Maintenance</text:p>
              </text:list-item>
              <text:list-item>
                <text:p>Testing and Exercises</text:p>
                <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7T13:35:58.058779995</meta:creation-date>
    <meta:editing-duration>PT1H46M29S</meta:editing-duration>
    <meta:editing-cycles>18</meta:editing-cycles>
    <meta:generator>LibreOffice/24.2.7.2$Linux_X86_64 LibreOffice_project/420$Build-2</meta:generator>
    <dc:title>Portfolio</dc:title>
    <dc:date>2026-02-03T21:59:53.334515742</dc:date>
    <meta:document-statistic meta:object-count="184"/>
  </office:meta>
</office:document-meta>
</file>